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Preformatted_20_Text">
      <style:paragraph-properties fo:margin-left="0in" fo:margin-right="0in" fo:line-height="115%" fo:orphans="2" fo:widows="2" fo:text-indent="0in" style:auto-text-indent="false"/>
      <style:text-properties fo:font-variant="normal" fo:text-transform="none" fo:color="#202124" loext:opacity="100%" style:font-name="Arial1" fo:font-size="14pt" fo:letter-spacing="normal" fo:language="uk" fo:country="UA" fo:font-style="normal" fo:font-weight="normal" officeooo:paragraph-rsid="0025ca80"/>
    </style:style>
    <style:style style:name="P2" style:family="paragraph" style:parent-style-name="Text_20_body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1" fo:font-size="14pt" fo:letter-spacing="normal" fo:font-style="normal" fo:font-weight="normal" officeooo:paragraph-rsid="0015353a" style:font-size-asian="14pt" style:font-size-complex="14pt"/>
    </style:style>
    <style:style style:name="P3" style:family="paragraph" style:parent-style-name="Text_20_body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1" fo:font-size="14pt" fo:letter-spacing="normal" fo:font-style="normal" fo:font-weight="normal" officeooo:paragraph-rsid="00184134" style:font-size-asian="14pt" style:font-size-complex="14pt"/>
    </style:style>
    <style:style style:name="P4" style:family="paragraph" style:parent-style-name="Text_20_body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1" fo:font-size="14pt" fo:letter-spacing="normal" fo:font-style="normal" fo:font-weight="normal" officeooo:paragraph-rsid="00192442" style:font-size-asian="14pt" style:font-size-complex="14pt"/>
    </style:style>
    <style:style style:name="P5" style:family="paragraph" style:parent-style-name="Text_20_body">
      <style:paragraph-properties fo:margin-left="0in" fo:margin-right="0in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1" fo:font-size="14pt" fo:letter-spacing="normal" fo:font-style="normal" fo:font-weight="normal" officeooo:paragraph-rsid="0015391c" style:font-size-asian="14pt" style:font-size-complex="14pt"/>
    </style:style>
    <style:style style:name="P6" style:family="paragraph" style:parent-style-name="Text_20_body">
      <style:paragraph-properties fo:margin-left="0in" fo:margin-right="0in" fo:line-height="115%" fo:orphans="2" fo:widows="2" fo:text-indent="0in" style:auto-text-indent="false"/>
      <style:text-properties fo:font-variant="normal" fo:text-transform="none" fo:color="#000000" loext:opacity="100%" style:font-name="Arial1" fo:font-size="14pt" fo:letter-spacing="normal" fo:font-style="normal" fo:font-weight="normal" style:font-size-asian="14pt" style:font-size-complex="14pt"/>
    </style:style>
    <style:style style:name="P7" style:family="paragraph" style:parent-style-name="Text_20_body">
      <style:paragraph-properties fo:margin-left="0in" fo:margin-right="0in" fo:line-height="115%" fo:orphans="2" fo:widows="2" fo:text-indent="0in" style:auto-text-indent="false"/>
      <style:text-properties fo:font-variant="normal" fo:text-transform="none" fo:color="#000000" loext:opacity="100%" style:font-name="Arial1" fo:font-size="14pt" fo:letter-spacing="normal" fo:font-style="normal" fo:font-weight="normal" officeooo:paragraph-rsid="0022e505" style:font-size-asian="14pt" style:font-size-complex="14pt"/>
    </style:style>
    <style:style style:name="P8" style:family="paragraph" style:parent-style-name="Preformatted_20_Text">
      <style:paragraph-properties fo:margin-left="0in" fo:margin-right="0in" fo:line-height="115%" fo:orphans="2" fo:widows="2" fo:text-indent="0in" style:auto-text-indent="false"/>
      <style:text-properties style:font-name="Arial1" fo:font-size="14pt" style:font-size-asian="14pt" style:font-size-complex="14pt"/>
    </style:style>
    <style:style style:name="P9" style:family="paragraph" style:parent-style-name="Text_20_body">
      <style:paragraph-properties fo:margin-left="0in" fo:margin-right="0in" fo:line-height="115%" fo:orphans="2" fo:widows="2" fo:text-indent="0in" style:auto-text-indent="false"/>
      <style:text-properties style:font-name="Arial1" fo:font-size="14pt" style:font-size-asian="14pt" style:font-size-complex="14pt"/>
    </style:style>
    <style:style style:name="P10" style:family="paragraph" style:parent-style-name="Text_20_body">
      <style:paragraph-properties fo:margin-left="0in" fo:margin-right="0in" fo:line-height="115%" fo:orphans="2" fo:widows="2" fo:text-indent="0in" style:auto-text-indent="false"/>
      <style:text-properties style:font-name="Arial1" fo:font-size="14pt" officeooo:paragraph-rsid="001b3e35" style:font-size-asian="14pt" style:font-size-complex="14pt"/>
    </style:style>
    <style:style style:name="P11" style:family="paragraph" style:parent-style-name="Preformatted_20_Text">
      <style:paragraph-properties fo:margin-left="0in" fo:margin-right="0in" fo:line-height="115%" fo:orphans="2" fo:widows="2" fo:text-indent="0in" style:auto-text-indent="false"/>
      <style:text-properties fo:color="#000000" loext:opacity="100%" officeooo:paragraph-rsid="0025ca80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font-size-asian="14pt" style:font-size-complex="14pt"/>
    </style:style>
    <style:style style:name="T4" style:family="text">
      <style:text-properties officeooo:rsid="0022e505" style:font-size-asian="14pt" style:font-size-complex="14pt"/>
    </style:style>
    <style:style style:name="T5" style:family="text">
      <style:text-properties officeooo:rsid="0024d5f9" style:font-size-asian="14pt" style:font-size-complex="14pt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language="uk" fo:country="UA"/>
    </style:style>
    <style:style style:name="T8" style:family="text">
      <style:text-properties fo:language="uk" fo:country="UA" officeooo:rsid="00156baa"/>
    </style:style>
    <style:style style:name="T9" style:family="text">
      <style:text-properties fo:language="uk" fo:country="UA" officeooo:rsid="0017ef69"/>
    </style:style>
    <style:style style:name="T10" style:family="text">
      <style:text-properties fo:language="uk" fo:country="UA" officeooo:rsid="00184134"/>
    </style:style>
    <style:style style:name="T11" style:family="text">
      <style:text-properties fo:language="uk" fo:country="UA" officeooo:rsid="00192442"/>
    </style:style>
    <style:style style:name="T12" style:family="text">
      <style:text-properties fo:language="uk" fo:country="UA" officeooo:rsid="001b3e35"/>
    </style:style>
    <style:style style:name="T13" style:family="text">
      <style:text-properties fo:language="uk" fo:country="UA" officeooo:rsid="001cf27f"/>
    </style:style>
    <style:style style:name="T14" style:family="text">
      <style:text-properties fo:language="uk" fo:country="UA" officeooo:rsid="0020fa09"/>
    </style:style>
    <style:style style:name="T15" style:family="text">
      <style:text-properties fo:language="uk" fo:country="UA" officeooo:rsid="0022e505"/>
    </style:style>
    <style:style style:name="T16" style:family="text">
      <style:text-properties fo:language="uk" fo:country="UA" officeooo:rsid="0019e803"/>
    </style:style>
    <style:style style:name="T17" style:family="text">
      <style:text-properties fo:font-variant="normal" fo:text-transform="none" fo:color="#000000" loext:opacity="100%" fo:letter-spacing="normal" fo:font-style="normal" fo:font-weight="normal"/>
    </style:style>
    <style:style style:name="T18" style:family="text">
      <style:text-properties fo:font-variant="normal" fo:text-transform="none" fo:color="#000000" loext:opacity="100%" fo:letter-spacing="normal" fo:language="uk" fo:country="UA" fo:font-style="normal" fo:font-weight="normal"/>
    </style:style>
    <style:style style:name="T19" style:family="text">
      <style:text-properties fo:font-variant="normal" fo:text-transform="none" fo:color="#000000" loext:opacity="100%" fo:letter-spacing="normal" fo:language="uk" fo:country="UA" fo:font-style="normal" fo:font-weight="normal" officeooo:rsid="001b3e35"/>
    </style:style>
    <style:style style:name="T20" style:family="text">
      <style:text-properties fo:font-variant="normal" fo:text-transform="none" style:font-name="Arial1" fo:font-size="14pt" fo:letter-spacing="normal" fo:language="uk" fo:country="UA" fo:font-style="normal" fo:font-weight="normal" officeooo:rsid="0025ca80" style:font-size-asian="14pt" style:font-size-complex="14pt"/>
    </style:style>
    <style:style style:name="T21" style:family="text">
      <style:text-properties fo:font-variant="normal" fo:text-transform="none" style:font-name="Arial1" fo:font-size="14pt" fo:letter-spacing="normal" fo:language="uk" fo:country="UA" fo:font-style="normal" fo:font-weight="normal" officeooo:rsid="0026fa72" style:font-size-asian="14pt" style:font-size-complex="14pt"/>
    </style:style>
    <style:style style:name="T22" style:family="text">
      <style:text-properties fo:font-variant="normal" fo:text-transform="none" style:font-name="Arial1" fo:font-size="14pt" fo:letter-spacing="normal" fo:language="uk" fo:country="UA" fo:font-style="normal" fo:font-weight="normal" officeooo:rsid="00279fb7" style:font-size-asian="14pt" style:font-size-complex="14pt"/>
    </style:style>
    <style:style style:name="T23" style:family="text">
      <style:text-properties fo:font-variant="normal" fo:text-transform="none" style:font-name="Arial1" fo:font-size="14pt" fo:letter-spacing="normal" fo:language="uk" fo:country="UA" fo:font-style="normal" fo:font-weight="normal" officeooo:rsid="00296858" style:font-size-asian="14pt" style:font-size-complex="14pt"/>
    </style:style>
    <style:style style:name="T24" style:family="text">
      <style:text-properties fo:font-variant="normal" fo:text-transform="none" style:font-name="Arial1" fo:font-size="14pt" fo:letter-spacing="normal" fo:font-style="normal" fo:font-weight="normal" officeooo:rsid="00296858" style:font-size-asian="14pt" style:font-size-complex="14pt"/>
    </style:style>
    <style:style style:name="T25" style:family="text">
      <style:text-properties fo:color="#000000" loext:opacity="100%" fo:letter-spacing="normal" fo:font-style="italic" fo:font-weight="normal"/>
    </style:style>
    <style:style style:name="T26" style:family="text">
      <style:text-properties fo:color="#000000" loext:opacity="100%" style:font-size-asian="14pt" style:font-size-complex="14pt"/>
    </style:style>
    <style:style style:name="T27" style:family="text">
      <style:text-properties fo:color="#000000" loext:opacity="100%" officeooo:rsid="0024d5f9" style:font-size-asian="14pt" style:font-size-complex="14pt"/>
    </style:style>
    <style:style style:name="T28" style:family="text">
      <style:text-properties fo:color="#202124" loext:opacity="100%" fo:language="uk" fo:country="UA"/>
    </style:style>
    <style:style style:name="T29" style:family="text">
      <style:text-properties fo:color="#202124" loext:opacity="100%" fo:language="uk" fo:country="UA" officeooo:rsid="0022e505"/>
    </style:style>
    <style:style style:name="T30" style:family="text">
      <style:text-properties fo:color="#202124" loext:opacity="100%" fo:language="uk" fo:country="UA" officeooo:rsid="0020fa09"/>
    </style:style>
    <style:style style:name="T31" style:family="text">
      <style:text-properties fo:color="#202124" loext:opacity="100%" fo:language="uk" fo:country="UA" officeooo:rsid="0024ce58"/>
    </style:style>
    <style:style style:name="T32" style:family="text">
      <style:text-properties style:font-name="Arial1" fo:font-size="14pt" officeooo:rsid="00296858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Платон </text:span><text:span text:style-name="T6">–</text:span> <text:span text:style-name="T8">один з</text:span> найвидатніш<text:span text:style-name="T8">их</text:span> філософ<text:span text:style-name="T8">ів</text:span> усіх часів.<text:span text:style-name="T7"> </text:span><text:span text:style-name="T8">Вплив його думок <text:s/>на європейську культуру</text:span><text:span text:style-name="T7"> </text:span><text:span text:style-name="T8">неможливо переоцінити. Сьогодні ми пропонуємо ознайомитися з ідеалізмом Платона та його впливом на філософію та науку сотень поколінь після нього.</text:span></text:p>
      <text:p text:style-name="P3">Основа філософії Платона - це ідеї. Він стверджував, що ідеї - це справжня реальність, прообрази речей, відносин цінностей – <text:span text:style-name="T9">основа всієї дійсності</text:span>. Вони <text:span text:style-name="T9">сталі та </text:span>пов'язані між собою. Кожному класу чуттєвих предметів відповідає деяка ідея,<text:span text:style-name="T7"> </text:span><text:span text:style-name="T9">але її</text:span><text:span text:style-name="T7"> </text:span>недостатньо. Так як ці речі мінливі, то вони повинні бути обумовлені <text:span text:style-name="T9">також</text:span> небуттям. Це небуття Платон ототожнює з матерією, яка є область, що не припиняється руху, виникнення і зміни. Матерія приймає на себе ідеї і перетворює кожну ідею в безліч чуттєвих речей, відокремлених один від одного за місцем, займаному ними в просторі. <text:span text:style-name="T9">Отже</text:span>, у Платона небуття є «матерія», а буття - безтілесні ідеї. </text:p>
      <text:p text:style-name="P3">Таким чином, вчення Платона - це об'єктивний ідеалізм, так як матерія —<text:span text:style-name="T7"> </text:span><text:span text:style-name="T10">то</text:span><text:span text:style-name="T7"> </text:span>похідне від нематеріальних ідей. Ідеї вічні, <text:span text:style-name="T10">а</text:span> світ чуттєвих речей - це світ вічного виникнення і загибелі,<text:span text:style-name="T7"> </text:span><text:span text:style-name="T10">вони</text:span><text:span text:style-name="T7"> </text:span>самі по собі недосконалі, вони псуються і змінюються. Ідея ж характеризується абсолютною досконалістю.</text:p>
      <text:p text:style-name="P4">У світі ідей є <text:span text:style-name="T11">їх градація</text:span>. Вищою є та ідея, яка всеохопніша, а найбільш всеохопною ідеєю є ідея Блага. Платон вважав, що душа людини від народження вміщує всі знання, однак при народженні вона забуває їх. Тому процес пізнання є «пригадуванням» ідей. Існують два методи <text:span text:style-name="T11">«пригадування»</text:span>: </text:p>
      <text:p text:style-name="P5">(1) <text:span text:style-name="T2">Діалектика –</text:span> перехід від менш загальних до більш загальних понять, аж поки ми не доберемося до найбільш загальної ідеї Блага. </text:p>
      <text:p text:style-name="P5">(2) <text:span text:style-name="T2">Любов</text:span> – <text:s/>шлях <text:span text:style-name="T11">напряму </text:span>до Блага. Коли людина любить іншу людину, вона відчуває благо безпосередньо. Мета філософа, за Платоном, пізнавати <text:span text:style-name="T16">б</text:span>лаго. Такою ж є і мета держави. У діалозі «Держава» Платон стверджує, що людей <text:span text:style-name="T16">треба</text:span> розділити на три <text:span text:style-name="T16">верстви</text:span>:</text:p>
      <text:p text:style-name="P9"><text:span text:style-name="T17">1. «</text:span><text:span text:style-name="T25">ремісники</text:span><text:span text:style-name="T17">» – люди, які годують воїнів і філософів та мають право на приватну власність</text:span><text:span text:style-name="T19">.</text:span></text:p>
      <text:p text:style-name="P9"><text:span text:style-name="T17">2. «</text:span><text:span text:style-name="T25">охоронці</text:span><text:span text:style-name="T17">» – воїни, що охороняють внутрішній порядок в державі і захищають її від зовнішнього ворога; саме з них відбираються філософи.</text:span> </text:p>
      <text:p text:style-name="P10"><text:span text:style-name="T17">3. «</text:span><text:span text:style-name="T25">філософи</text:span><text:span text:style-name="T17">» – керівники держави, бо вони найближче пізнали ідею Блага. На троні теж має бути філософ</text:span><text:span text:style-name="T7"> </text:span><text:span text:style-name="T12">з особливо тривалою та </text:span><text:soft-page-break/><text:span text:style-name="T12">ґрунтовною освітою,</text:span><text:span text:style-name="T18"> </text:span><text:span text:style-name="T19">яка</text:span><text:span text:style-name="T17"> включає оволодіння </text:span><text:span text:style-name="T19">всіма</text:span><text:span text:style-name="T17"> галузями знань, і в першу чергу, діалектикою.</text:span></text:p>
      <text:p text:style-name="P6">Доля рабів тут зовсім не розглядається, бо їх відносять до промовистою знаряддям, носіям мускульної сили.</text:p>
      <text:p text:style-name="P6">У платонівськ<text:span text:style-name="T13">ій</text:span> державі феномен приватного життя приноситься в жертву соціального цілого. Не існує шлюбу, всі дружини і діти загальні, <text:span text:style-name="T13">к</text:span>ожна людина робить те, до чого в<text:span text:style-name="T13">она</text:span> найбільш пристосован<text:span text:style-name="T13">а</text:span>. Правителям, як і правоохоронцям заборонялося мати сім'ю і особисту власність. Дітей передбачалося з трьох років поміщати в державні виховні заклади.</text:p>
      <text:p text:style-name="P7"><text:span text:style-name="T15">Ідеї Платона не зникли безслідно. </text:span><text:span text:style-name="T14">Незабаром б</text:span>ула створена філософська школа (Академія), яка проіснувала близько 1000 років, де виросли багато видних послідовни<text:span text:style-name="T15">ів платонізму</text:span>. <text:span text:style-name="T29">Попри це,</text:span><text:span text:style-name="T28"> Греція пішла </text:span><text:span text:style-name="T30">не </text:span><text:span text:style-name="T28">тим шляхом, який передбачив Платон, а теорія Платона не приймалася навіть у його власній школі. Однак його час прийшов досить швидко, ще до кінця античності відбулися серйозні зміни у світогляді: <text:s/>вічн</text:span><text:span text:style-name="T29">і</text:span><text:span text:style-name="T28"> і надчуттєв</text:span><text:span text:style-name="T29">і</text:span><text:span text:style-name="T28"> іде</text:span><text:span text:style-name="T29">ї переважили матеріальне</text:span><text:span text:style-name="T28"> і «людство звернулося до платонізму». Наступні століття античної філософії, починаючи з І ст. до </text:span><text:span text:style-name="T30">н</text:span><text:span text:style-name="T28">. е., пройшли під величезним впливом ідей Платона, майже вся наступна філософія була «неоплатонізмом». Одночасно під його впливом виникає християнська філософія, католицизм реалізував важливі положення платонівської програми, що була викладена у «Державі». Протягом раннього середньовіччя, аж до XIII ст., Вплив Платона на європейську філософію важко переоцінити. У XIII-XIV ст. він також мав безліч прихильників, і в XV ст. у філософії почалося "Відродження" під гаслом повороту до Платона.</text:span></text:p>
      <text:p text:style-name="P7"><text:span text:style-name="T28">Кожен філософський період і кожен перебіг у філософії черпали з багатої спадщини </text:span><text:span text:style-name="T29">платонізму</text:span><text:span text:style-name="T28"> різні мотиви і щоразу інтерпретували їх по-своєму. Щось своє бачили у ньому греки-олександрійці, засновуючи неоплатонічні школи; своє вбачали християнські містики середньовіччя; близькі їм мотиви знаходили у творчості натурфілософ</text:span><text:span text:style-name="T31">ів</text:span><text:span text:style-name="T28"> ренесансу.</text:span></text:p>
      <text:p text:style-name="P1"><text:span text:style-name="T3">За допомогою неоплатонізму вчення Платона вплинуло на святого Августина та інших філософів, які жили в епоху формування середньовічного світогляду. І хоча святий Тома Аквінський, найбільший із схоластів, називав Аристотеля </text:span><text:span text:style-name="T4">ф</text:span><text:span text:style-name="T3">ілософом з великої літери, у його системі міститься багато ідей, запозичених </text:span><text:span text:style-name="T4">саме</text:span><text:span text:style-name="T3"> з робіт Платона. Більше того, в епоху Відродження Платонова Академія у Флоренції зробила </text:span><text:soft-page-break/><text:span text:style-name="T3">спробу відродити традицію Платона, а вплив ідей, викладених у «Державі», можна побачити і в книзі святого Томаса Мора «Утопія» і в «Місті Сонця» Кампанелли. </text:span><text:span text:style-name="T5">У сьогоденні, Платон</text:span><text:span text:style-name="T3"> є батьком усієї спіритуалістської філософії і всього об'єктивного ідеалізму, а його гносеологія, метафізика і політико-етична теорія надали величезний </text:span><text:span text:style-name="T26">вплив, позитивний чи негативний, на мислителів, що жили після нього. У </text:span><text:span text:style-name="T27">сучасному </text:span><text:span text:style-name="T26">світі ідеї Платона надихали таких філософів, як професор А.Н. Уайтхед та професор Микола Гартманн. </text:span></text:p>
      <text:p text:style-name="P11"><text:span text:style-name="T20">Ідея діалектики і досі жива — вона, </text:span><text:span text:style-name="T21">як метод, допомагає обґрунтовувати теорії, що позитивно впливає на розвиток наукової думки. Ідея про існування досконалих ідей подарувала нам фігури, які стали невід’ємними частинами геометрії, географії, </text:span><text:span text:style-name="T22">астрономії тощо</text:span><text:span text:style-name="T21">. </text:span><text:span text:style-name="T23">До того ж, Платон у своїй Академії надавав перевагу </text:span><text:span text:style-name="T24">систематичному навчанню та дослідженням. Ця ідея стала основою для організації навчальних закладів і вплинула на розвиток наукової освіти.</text:span><text:span text:style-name="T32"> 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10:59:07.148000000</meta:creation-date>
    <dc:date>2023-10-17T14:04:49.613000000</dc:date>
    <meta:editing-duration>PT3H5M32S</meta:editing-duration>
    <meta:editing-cycles>23</meta:editing-cycles>
    <meta:generator>LibreOffice/7.5.3.2$Windows_X86_64 LibreOffice_project/9f56dff12ba03b9acd7730a5a481eea045e468f3</meta:generator>
    <meta:document-statistic meta:table-count="0" meta:image-count="0" meta:object-count="0" meta:page-count="3" meta:paragraph-count="15" meta:word-count="781" meta:character-count="5459" meta:non-whitespace-character-count="4675"/>
  </office:meta>
</office:document-meta>
</file>